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adc5e7"/>
    </style:style>
    <style:style style:name="ce4" style:family="table-cell" style:parent-style-name="Default">
      <style:table-cell-properties fo:background-color="#e0efd4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fcce4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e0efd4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ide_angles" table:style-name="ta1">
        <table:shapes>
          <draw:frame draw:z-index="0" draw:style-name="gr1" draw:text-style-name="P1" svg:width="453.09pt" svg:height="255.26pt" svg:x="819.64pt" svg:y="48.95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GT english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GL english</text:p>
          </table:table-cell>
          <table:covered-table-cell/>
          <table:table-cell table:style-name="ce8" office:value-type="string" calcext:value-type="string" table:number-columns-spanned="2" table:number-rows-spanned="1">
            <text:p>GT Tokuriki</text:p>
          </table:table-cell>
          <table:covered-table-cell/>
          <table:table-cell table:style-name="ce8" office:value-type="string" calcext:value-type="string" table:number-columns-spanned="2" table:number-rows-spanned="1">
            <text:p>GL Tokuriki</text:p>
          </table:table-cell>
          <table:covered-table-cell/>
          <table:table-cell table:style-name="ce9" table:number-columns-spanned="2" table:number-rows-spanned="1"/>
          <table:covered-table-cell/>
        </table:table-row>
        <table:table-row table:style-name="ro2">
          <table:table-cell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<text:s/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9.945590994371" calcext:value-type="float">
            <text:p>129.945590994371</text:p>
          </table:table-cell>
          <table:table-cell office:value-type="float" office:value="7.2" calcext:value-type="float">
            <text:p>7.2</text:p>
          </table:table-cell>
          <table:table-cell office:value-type="float" office:value="121.704190340909" calcext:value-type="float">
            <text:p>121.704190340909</text:p>
          </table:table-cell>
          <table:table-cell office:value-type="float" office:value="3.59712230215827" calcext:value-type="float">
            <text:p>3.59712230215827</text:p>
          </table:table-cell>
          <table:table-cell office:value-type="float" office:value="130.027548209366" calcext:value-type="float">
            <text:p>130.027548209366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133.920220082531" calcext:value-type="float">
            <text:p>133.920220082531</text:p>
          </table:table-cell>
          <table:table-cell office:value-type="float" office:value="0" calcext:value-type="float">
            <text:p>0</text:p>
          </table:table-cell>
          <table:table-cell office:value-type="float" office:value="155.882352941176" calcext:value-type="float">
            <text:p>155.882352941176</text:p>
          </table:table-cell>
        </table:table-row>
        <table:table-row table:style-name="ro2">
          <table:table-cell/>
          <table:table-cell office:value-type="float" office:value="9.88636363636364" calcext:value-type="float">
            <text:p>9.88636363636364</text:p>
          </table:table-cell>
          <table:table-cell office:value-type="float" office:value="125.235694183865" calcext:value-type="float">
            <text:p>125.235694183865</text:p>
          </table:table-cell>
          <table:table-cell office:value-type="float" office:value="13.6" calcext:value-type="float">
            <text:p>13.6</text:p>
          </table:table-cell>
          <table:table-cell office:value-type="float" office:value="96.5147964015151" calcext:value-type="float">
            <text:p>96.5147964015151</text:p>
          </table:table-cell>
          <table:table-cell office:value-type="float" office:value="7.43405275779377" calcext:value-type="float">
            <text:p>7.43405275779377</text:p>
          </table:table-cell>
          <table:table-cell office:value-type="float" office:value="107.988980716253" calcext:value-type="float">
            <text:p>107.988980716253</text:p>
          </table:table-cell>
          <table:table-cell office:value-type="float" office:value="8.13397129186603" calcext:value-type="float">
            <text:p>8.13397129186603</text:p>
          </table:table-cell>
          <table:table-cell office:value-type="float" office:value="111.801925722146" calcext:value-type="float">
            <text:p>111.801925722146</text:p>
          </table:table-cell>
          <table:table-cell office:value-type="float" office:value="3.48139255702281" calcext:value-type="float">
            <text:p>3.48139255702281</text:p>
          </table:table-cell>
          <table:table-cell office:value-type="float" office:value="157.450980392157" calcext:value-type="float">
            <text:p>157.450980392157</text:p>
          </table:table-cell>
        </table:table-row>
        <table:table-row table:style-name="ro2">
          <table:table-cell/>
          <table:table-cell office:value-type="float" office:value="14.4318181818182" calcext:value-type="float">
            <text:p>14.4318181818182</text:p>
          </table:table-cell>
          <table:table-cell office:value-type="float" office:value="122.383911819887" calcext:value-type="float">
            <text:p>122.383911819887</text:p>
          </table:table-cell>
          <table:table-cell office:value-type="float" office:value="20.32" calcext:value-type="float">
            <text:p>20.32</text:p>
          </table:table-cell>
          <table:table-cell office:value-type="float" office:value="80.0754024621212" calcext:value-type="float">
            <text:p>80.0754024621212</text:p>
          </table:table-cell>
          <table:table-cell office:value-type="float" office:value="11.5107913669065" calcext:value-type="float">
            <text:p>11.5107913669065</text:p>
          </table:table-cell>
          <table:table-cell office:value-type="float" office:value="96.0881542699724" calcext:value-type="float">
            <text:p>96.0881542699724</text:p>
          </table:table-cell>
          <table:table-cell office:value-type="float" office:value="12.200956937799" calcext:value-type="float">
            <text:p>12.200956937799</text:p>
          </table:table-cell>
          <table:table-cell office:value-type="float" office:value="95.9559834938102" calcext:value-type="float">
            <text:p>95.9559834938102</text:p>
          </table:table-cell>
          <table:table-cell office:value-type="float" office:value="7.20288115246098" calcext:value-type="float">
            <text:p>7.20288115246098</text:p>
          </table:table-cell>
          <table:table-cell office:value-type="float" office:value="150.78431372549" calcext:value-type="float">
            <text:p>150.78431372549</text:p>
          </table:table-cell>
        </table:table-row>
        <table:table-row table:style-name="ro2">
          <table:table-cell/>
          <table:table-cell office:value-type="float" office:value="19.2045454545455" calcext:value-type="float">
            <text:p>19.2045454545455</text:p>
          </table:table-cell>
          <table:table-cell office:value-type="float" office:value="109.265712945591" calcext:value-type="float">
            <text:p>109.265712945591</text:p>
          </table:table-cell>
          <table:table-cell office:value-type="float" office:value="26.4" calcext:value-type="float">
            <text:p>26.4</text:p>
          </table:table-cell>
          <table:table-cell office:value-type="float" office:value="62.8405539772727" calcext:value-type="float">
            <text:p>62.8405539772727</text:p>
          </table:table-cell>
          <table:table-cell office:value-type="float" office:value="16.3069544364508" calcext:value-type="float">
            <text:p>16.3069544364508</text:p>
          </table:table-cell>
          <table:table-cell office:value-type="float" office:value="86.3911845730028" calcext:value-type="float">
            <text:p>86.3911845730028</text:p>
          </table:table-cell>
          <table:table-cell office:value-type="float" office:value="16.5071770334928" calcext:value-type="float">
            <text:p>16.5071770334928</text:p>
          </table:table-cell>
          <table:table-cell office:value-type="float" office:value="89.0233837689133" calcext:value-type="float">
            <text:p>89.0233837689133</text:p>
          </table:table-cell>
          <table:table-cell office:value-type="float" office:value="10.5642256902761" calcext:value-type="float">
            <text:p>10.5642256902761</text:p>
          </table:table-cell>
          <table:table-cell office:value-type="float" office:value="121.372549019608" calcext:value-type="float">
            <text:p>121.372549019608</text:p>
          </table:table-cell>
        </table:table-row>
        <table:table-row table:style-name="ro2">
          <table:table-cell/>
          <table:table-cell office:value-type="float" office:value="23.75" calcext:value-type="float">
            <text:p>23.75</text:p>
          </table:table-cell>
          <table:table-cell office:value-type="float" office:value="98.4289399624766" calcext:value-type="float">
            <text:p>98.4289399624766</text:p>
          </table:table-cell>
          <table:table-cell table:style-name="ce3" office:value-type="float" office:value="33.12" calcext:value-type="float">
            <text:p>33.12</text:p>
          </table:table-cell>
          <table:table-cell table:style-name="ce3" office:value-type="float" office:value="69.2041903409091" calcext:value-type="float">
            <text:p>69.2041903409091</text:p>
          </table:table-cell>
          <table:table-cell office:value-type="float" office:value="20.3836930455636" calcext:value-type="float">
            <text:p>20.3836930455636</text:p>
          </table:table-cell>
          <table:table-cell office:value-type="float" office:value="82.2038567493113" calcext:value-type="float">
            <text:p>82.2038567493113</text:p>
          </table:table-cell>
          <table:table-cell office:value-type="float" office:value="20.3349282296651" calcext:value-type="float">
            <text:p>20.3349282296651</text:p>
          </table:table-cell>
          <table:table-cell office:value-type="float" office:value="85.7221458046768" calcext:value-type="float">
            <text:p>85.7221458046768</text:p>
          </table:table-cell>
          <table:table-cell office:value-type="float" office:value="13.9255702280912" calcext:value-type="float">
            <text:p>13.9255702280912</text:p>
          </table:table-cell>
          <table:table-cell office:value-type="float" office:value="104.509803921569" calcext:value-type="float">
            <text:p>104.509803921569</text:p>
          </table:table-cell>
        </table:table-row>
        <table:table-row table:style-name="ro2">
          <table:table-cell/>
          <table:table-cell office:value-type="float" office:value="28.5227272727273" calcext:value-type="float">
            <text:p>28.5227272727273</text:p>
          </table:table-cell>
          <table:table-cell office:value-type="float" office:value="96.1475140712946" calcext:value-type="float">
            <text:p>96.1475140712946</text:p>
          </table:table-cell>
          <table:table-cell office:value-type="float" office:value="40.16" calcext:value-type="float">
            <text:p>40.16</text:p>
          </table:table-cell>
          <table:table-cell office:value-type="float" office:value="75.5678267045455" calcext:value-type="float">
            <text:p>75.5678267045455</text:p>
          </table:table-cell>
          <table:table-cell table:style-name="ce3" office:value-type="float" office:value="25.4196642685851" calcext:value-type="float">
            <text:p>25.4196642685851</text:p>
          </table:table-cell>
          <table:table-cell table:style-name="ce3" office:value-type="float" office:value="80.1101928374656" calcext:value-type="float">
            <text:p>80.1101928374656</text:p>
          </table:table-cell>
          <table:table-cell table:style-name="ce3" office:value-type="float" office:value="24.4019138755981" calcext:value-type="float">
            <text:p>24.4019138755981</text:p>
          </table:table-cell>
          <table:table-cell table:style-name="ce3" office:value-type="float" office:value="83.6313617606603" calcext:value-type="float">
            <text:p>83.6313617606603</text:p>
          </table:table-cell>
          <table:table-cell office:value-type="float" office:value="17.1668667466987" calcext:value-type="float">
            <text:p>17.1668667466987</text:p>
          </table:table-cell>
          <table:table-cell office:value-type="float" office:value="92.7450980392157" calcext:value-type="float">
            <text:p>92.7450980392157</text:p>
          </table:table-cell>
        </table:table-row>
        <table:table-row table:style-name="ro2">
          <table:table-cell/>
          <table:table-cell office:value-type="float" office:value="33.5227272727273" calcext:value-type="float">
            <text:p>33.5227272727273</text:p>
          </table:table-cell>
          <table:table-cell office:value-type="float" office:value="85.5959193245779" calcext:value-type="float">
            <text:p>85.5959193245779</text:p>
          </table:table-cell>
          <table:table-cell office:value-type="float" office:value="46.88" calcext:value-type="float">
            <text:p>46.88</text:p>
          </table:table-cell>
          <table:table-cell office:value-type="float" office:value="97.3102509469697" calcext:value-type="float">
            <text:p>97.3102509469697</text:p>
          </table:table-cell>
          <table:table-cell office:value-type="float" office:value="29.2565947242206" calcext:value-type="float">
            <text:p>29.2565947242206</text:p>
          </table:table-cell>
          <table:table-cell office:value-type="float" office:value="94.7658402203857" calcext:value-type="float">
            <text:p>94.7658402203857</text:p>
          </table:table-cell>
          <table:table-cell office:value-type="float" office:value="28.2296650717703" calcext:value-type="float">
            <text:p>28.2296650717703</text:p>
          </table:table-cell>
          <table:table-cell office:value-type="float" office:value="87.5928473177442" calcext:value-type="float">
            <text:p>87.5928473177442</text:p>
          </table:table-cell>
          <table:table-cell office:value-type="float" office:value="21.2484993997599" calcext:value-type="float">
            <text:p>21.2484993997599</text:p>
          </table:table-cell>
          <table:table-cell office:value-type="float" office:value="85.6862745098039" calcext:value-type="float">
            <text:p>85.6862745098039</text:p>
          </table:table-cell>
        </table:table-row>
        <table:table-row table:style-name="ro2">
          <table:table-cell/>
          <table:table-cell table:style-name="ce3" office:value-type="float" office:value="38.2954545454545" calcext:value-type="float">
            <text:p>38.2954545454545</text:p>
          </table:table-cell>
          <table:table-cell table:style-name="ce3" office:value-type="float" office:value="82.7441369606004" calcext:value-type="float">
            <text:p>82.7441369606004</text:p>
          </table:table-cell>
          <table:table-cell office:value-type="float" office:value="53.6" calcext:value-type="float">
            <text:p>53.6</text:p>
          </table:table-cell>
          <table:table-cell office:value-type="float" office:value="107.651160037879" calcext:value-type="float">
            <text:p>107.651160037879</text:p>
          </table:table-cell>
          <table:table-cell office:value-type="float" office:value="33.8129496402878" calcext:value-type="float">
            <text:p>33.8129496402878</text:p>
          </table:table-cell>
          <table:table-cell office:value-type="float" office:value="115.702479338843" calcext:value-type="float">
            <text:p>115.702479338843</text:p>
          </table:table-cell>
          <table:table-cell office:value-type="float" office:value="33.7320574162679" calcext:value-type="float">
            <text:p>33.7320574162679</text:p>
          </table:table-cell>
          <table:table-cell office:value-type="float" office:value="97.3865199449794" calcext:value-type="float">
            <text:p>97.3865199449794</text:p>
          </table:table-cell>
          <table:table-cell table:style-name="ce3" office:value-type="float" office:value="24.7298919567827" calcext:value-type="float">
            <text:p>24.7298919567827</text:p>
          </table:table-cell>
          <table:table-cell table:style-name="ce3" office:value-type="float" office:value="83.7254901960784" calcext:value-type="float">
            <text:p>83.7254901960784</text:p>
          </table:table-cell>
        </table:table-row>
        <table:table-row table:style-name="ro2">
          <table:table-cell/>
          <table:table-cell office:value-type="float" office:value="42.8409090909091" calcext:value-type="float">
            <text:p>42.8409090909091</text:p>
          </table:table-cell>
          <table:table-cell office:value-type="float" office:value="93.5809099437148" calcext:value-type="float">
            <text:p>93.5809099437148</text:p>
          </table:table-cell>
          <table:table-cell table:style-name="ce3" office:value-type="float" office:value="60.32" calcext:value-type="float">
            <text:p>60.32</text:p>
          </table:table-cell>
          <table:table-cell table:style-name="ce3" office:value-type="float" office:value="110.302675189394" calcext:value-type="float">
            <text:p>110.302675189394</text:p>
          </table:table-cell>
          <table:table-cell office:value-type="float" office:value="39.0887290167866" calcext:value-type="float">
            <text:p>39.0887290167866</text:p>
          </table:table-cell>
          <table:table-cell office:value-type="float" office:value="133.774104683196" calcext:value-type="float">
            <text:p>133.774104683196</text:p>
          </table:table-cell>
          <table:table-cell office:value-type="float" office:value="38.5167464114833" calcext:value-type="float">
            <text:p>38.5167464114833</text:p>
          </table:table-cell>
          <table:table-cell office:value-type="float" office:value="121.81568088033" calcext:value-type="float">
            <text:p>121.81568088033</text:p>
          </table:table-cell>
          <table:table-cell office:value-type="float" office:value="30.0120048019208" calcext:value-type="float">
            <text:p>30.0120048019208</text:p>
          </table:table-cell>
          <table:table-cell office:value-type="float" office:value="84.9019607843137" calcext:value-type="float">
            <text:p>84.9019607843137</text:p>
          </table:table-cell>
        </table:table-row>
        <table:table-row table:style-name="ro2">
          <table:table-cell/>
          <table:table-cell office:value-type="float" office:value="47.6136363636364" calcext:value-type="float">
            <text:p>47.6136363636364</text:p>
          </table:table-cell>
          <table:table-cell office:value-type="float" office:value="102.706613508443" calcext:value-type="float">
            <text:p>102.706613508443</text:p>
          </table:table-cell>
          <table:table-cell office:value-type="float" office:value="67.04" calcext:value-type="float">
            <text:p>67.04</text:p>
          </table:table-cell>
          <table:table-cell office:value-type="float" office:value="104.469341856061" calcext:value-type="float">
            <text:p>104.469341856061</text:p>
          </table:table-cell>
          <table:table-cell office:value-type="float" office:value="44.3645083932854" calcext:value-type="float">
            <text:p>44.3645083932854</text:p>
          </table:table-cell>
          <table:table-cell office:value-type="float" office:value="147.988980716253" calcext:value-type="float">
            <text:p>147.988980716253</text:p>
          </table:table-cell>
          <table:table-cell office:value-type="float" office:value="43.5406698564593" calcext:value-type="float">
            <text:p>43.5406698564593</text:p>
          </table:table-cell>
          <table:table-cell office:value-type="float" office:value="139.642365887208" calcext:value-type="float">
            <text:p>139.642365887208</text:p>
          </table:table-cell>
          <table:table-cell office:value-type="float" office:value="35.4141656662665" calcext:value-type="float">
            <text:p>35.4141656662665</text:p>
          </table:table-cell>
          <table:table-cell office:value-type="float" office:value="92.3529411764706" calcext:value-type="float">
            <text:p>92.3529411764706</text:p>
          </table:table-cell>
        </table:table-row>
        <table:table-row table:style-name="ro2">
          <table:table-cell/>
          <table:table-cell office:value-type="float" office:value="52.3863636363636" calcext:value-type="float">
            <text:p>52.3863636363636</text:p>
          </table:table-cell>
          <table:table-cell office:value-type="float" office:value="113.543386491557" calcext:value-type="float">
            <text:p>113.543386491557</text:p>
          </table:table-cell>
          <table:table-cell table:style-name="ce3" office:value-type="float" office:value="73.76" calcext:value-type="float">
            <text:p>73.76</text:p>
          </table:table-cell>
          <table:table-cell table:style-name="ce3" office:value-type="float" office:value="100.757220643939" calcext:value-type="float">
            <text:p>100.757220643939</text:p>
          </table:table-cell>
          <table:table-cell table:style-name="ce3" office:value-type="float" office:value="47.9616306954437" calcext:value-type="float">
            <text:p>47.9616306954437</text:p>
          </table:table-cell>
          <table:table-cell table:style-name="ce3" office:value-type="float" office:value="151.404958677686" calcext:value-type="float">
            <text:p>151.404958677686</text:p>
          </table:table-cell>
          <table:table-cell office:value-type="float" office:value="47.3684210526316" calcext:value-type="float">
            <text:p>47.3684210526316</text:p>
          </table:table-cell>
          <table:table-cell office:value-type="float" office:value="143.493810178817" calcext:value-type="float">
            <text:p>143.493810178817</text:p>
          </table:table-cell>
          <table:table-cell office:value-type="float" office:value="40.9363745498199" calcext:value-type="float">
            <text:p>40.9363745498199</text:p>
          </table:table-cell>
          <table:table-cell office:value-type="float" office:value="104.117647058824" calcext:value-type="float">
            <text:p>104.117647058824</text:p>
          </table:table-cell>
        </table:table-row>
        <table:table-row table:style-name="ro2">
          <table:table-cell/>
          <table:table-cell office:value-type="float" office:value="57.1590909090909" calcext:value-type="float">
            <text:p>57.1590909090909</text:p>
          </table:table-cell>
          <table:table-cell office:value-type="float" office:value="119.53212945591" calcext:value-type="float">
            <text:p>119.53212945591</text:p>
          </table:table-cell>
          <table:table-cell table:style-name="ce6" office:value-type="float" office:value="80.16" calcext:value-type="float">
            <text:p>80.16</text:p>
          </table:table-cell>
          <table:table-cell table:style-name="ce6" office:value-type="float" office:value="103.939038825758" calcext:value-type="float">
            <text:p>103.939038825758</text:p>
          </table:table-cell>
          <table:table-cell office:value-type="float" office:value="51.3189448441247" calcext:value-type="float">
            <text:p>51.3189448441247</text:p>
          </table:table-cell>
          <table:table-cell office:value-type="float" office:value="144.903581267218" calcext:value-type="float">
            <text:p>144.903581267218</text:p>
          </table:table-cell>
          <table:table-cell table:style-name="ce3" office:value-type="float" office:value="52.6315789473684" calcext:value-type="float">
            <text:p>52.6315789473684</text:p>
          </table:table-cell>
          <table:table-cell table:style-name="ce3" office:value-type="float" office:value="145.364511691884" calcext:value-type="float">
            <text:p>145.364511691884</text:p>
          </table:table-cell>
          <table:table-cell office:value-type="float" office:value="46.0984393757503" calcext:value-type="float">
            <text:p>46.0984393757503</text:p>
          </table:table-cell>
          <table:table-cell office:value-type="float" office:value="115.490196078431" calcext:value-type="float">
            <text:p>115.490196078431</text:p>
          </table:table-cell>
        </table:table-row>
        <table:table-row table:style-name="ro2">
          <table:table-cell/>
          <table:table-cell office:value-type="float" office:value="61.9318181818182" calcext:value-type="float">
            <text:p>61.9318181818182</text:p>
          </table:table-cell>
          <table:table-cell office:value-type="float" office:value="118.391416510319" calcext:value-type="float">
            <text:p>118.391416510319</text:p>
          </table:table-cell>
          <table:table-cell office:value-type="float" office:value="87.2" calcext:value-type="float">
            <text:p>87.2</text:p>
          </table:table-cell>
          <table:table-cell office:value-type="float" office:value="126.211766098485" calcext:value-type="float">
            <text:p>126.211766098485</text:p>
          </table:table-cell>
          <table:table-cell office:value-type="float" office:value="56.8345323741007" calcext:value-type="float">
            <text:p>56.8345323741007</text:p>
          </table:table-cell>
          <table:table-cell office:value-type="float" office:value="137.961432506887" calcext:value-type="float">
            <text:p>137.961432506887</text:p>
          </table:table-cell>
          <table:table-cell office:value-type="float" office:value="56.9377990430622" calcext:value-type="float">
            <text:p>56.9377990430622</text:p>
          </table:table-cell>
          <table:table-cell office:value-type="float" office:value="143.603851444292" calcext:value-type="float">
            <text:p>143.603851444292</text:p>
          </table:table-cell>
          <table:table-cell office:value-type="float" office:value="51.2605042016807" calcext:value-type="float">
            <text:p>51.2605042016807</text:p>
          </table:table-cell>
          <table:table-cell office:value-type="float" office:value="126.078431372549" calcext:value-type="float">
            <text:p>126.078431372549</text:p>
          </table:table-cell>
        </table:table-row>
        <table:table-row table:style-name="ro2">
          <table:table-cell/>
          <table:table-cell table:style-name="ce3" office:value-type="float" office:value="66.7045454545455" calcext:value-type="float">
            <text:p>66.7045454545455</text:p>
          </table:table-cell>
          <table:table-cell table:style-name="ce3" office:value-type="float" office:value="119.53212945591" calcext:value-type="float">
            <text:p>119.53212945591</text:p>
          </table:table-cell>
          <table:table-cell table:style-name="ce3" office:value-type="float" office:value="93.6" calcext:value-type="float">
            <text:p>93.6</text:p>
          </table:table-cell>
          <table:table-cell table:style-name="ce3" office:value-type="float" office:value="134.696614583333" calcext:value-type="float">
            <text:p>134.696614583333</text:p>
          </table:table-cell>
          <table:table-cell office:value-type="float" office:value="60.9112709832134" calcext:value-type="float">
            <text:p>60.9112709832134</text:p>
          </table:table-cell>
          <table:table-cell office:value-type="float" office:value="136.418732782369" calcext:value-type="float">
            <text:p>136.418732782369</text:p>
          </table:table-cell>
          <table:table-cell office:value-type="float" office:value="60.5263157894737" calcext:value-type="float">
            <text:p>60.5263157894737</text:p>
          </table:table-cell>
          <table:table-cell office:value-type="float" office:value="137.551581843191" calcext:value-type="float">
            <text:p>137.551581843191</text:p>
          </table:table-cell>
          <table:table-cell office:value-type="float" office:value="56.9027611044418" calcext:value-type="float">
            <text:p>56.9027611044418</text:p>
          </table:table-cell>
          <table:table-cell office:value-type="float" office:value="133.921568627451" calcext:value-type="float">
            <text:p>133.921568627451</text:p>
          </table:table-cell>
        </table:table-row>
        <table:table-row table:style-name="ro2">
          <table:table-cell/>
          <table:table-cell office:value-type="float" office:value="71.25" calcext:value-type="float">
            <text:p>71.25</text:p>
          </table:table-cell>
          <table:table-cell office:value-type="float" office:value="110.69160412758" calcext:value-type="float">
            <text:p>110.69160412758</text:p>
          </table:table-cell>
          <table:table-cell table:style-name="ce7" office:value-type="float" office:value="26.4" calcext:value-type="float">
            <text:p>26.4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64.7482014388489" calcext:value-type="float">
            <text:p>64.7482014388489</text:p>
          </table:table-cell>
          <table:table-cell office:value-type="float" office:value="126.831955922865" calcext:value-type="float">
            <text:p>126.831955922865</text:p>
          </table:table-cell>
          <table:table-cell office:value-type="float" office:value="65.311004784689" calcext:value-type="float">
            <text:p>65.311004784689</text:p>
          </table:table-cell>
          <table:table-cell office:value-type="float" office:value="129.518569463549" calcext:value-type="float">
            <text:p>129.518569463549</text:p>
          </table:table-cell>
          <table:table-cell office:value-type="float" office:value="62.1848739495798" calcext:value-type="float">
            <text:p>62.1848739495798</text:p>
          </table:table-cell>
          <table:table-cell office:value-type="float" office:value="145.686274509804" calcext:value-type="float">
            <text:p>145.686274509804</text:p>
          </table:table-cell>
        </table:table-row>
        <table:table-row table:style-name="ro2">
          <table:table-cell/>
          <table:table-cell table:style-name="ce3" office:value-type="float" office:value="76.25" calcext:value-type="float">
            <text:p>76.25</text:p>
          </table:table-cell>
          <table:table-cell table:style-name="ce3" office:value-type="float" office:value="108.410178236398" calcext:value-type="float">
            <text:p>108.410178236398</text:p>
          </table:table-cell>
          <table:table-cell table:style-name="ce7" office:value-type="float" office:value="53.6" calcext:value-type="float">
            <text:p>53.6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69.0647482014388" calcext:value-type="float">
            <text:p>69.0647482014388</text:p>
          </table:table-cell>
          <table:table-cell office:value-type="float" office:value="121.763085399449" calcext:value-type="float">
            <text:p>121.763085399449</text:p>
          </table:table-cell>
          <table:table-cell office:value-type="float" office:value="67.9425837320574" calcext:value-type="float">
            <text:p>67.9425837320574</text:p>
          </table:table-cell>
          <table:table-cell office:value-type="float" office:value="119.724896836314" calcext:value-type="float">
            <text:p>119.724896836314</text:p>
          </table:table-cell>
          <table:table-cell table:style-name="ce3" office:value-type="float" office:value="68.0672268907563" calcext:value-type="float">
            <text:p>68.0672268907563</text:p>
          </table:table-cell>
          <table:table-cell table:style-name="ce3" office:value-type="float" office:value="151.176470588235" calcext:value-type="float">
            <text:p>151.176470588235</text:p>
          </table:table-cell>
        </table:table-row>
        <table:table-row table:style-name="ro2">
          <table:table-cell/>
          <table:table-cell office:value-type="float" office:value="80.7954545454546" calcext:value-type="float">
            <text:p>80.7954545454546</text:p>
          </table:table-cell>
          <table:table-cell office:value-type="float" office:value="112.117495309569" calcext:value-type="float">
            <text:p>112.117495309569</text:p>
          </table:table-cell>
          <table:table-cell table:style-name="ce7" office:value-type="float" office:value="79.84" calcext:value-type="float">
            <text:p>79.84</text:p>
          </table:table-cell>
          <table:table-cell table:style-name="ce7" office:value-type="float" office:value="24" calcext:value-type="float">
            <text:p>24</text:p>
          </table:table-cell>
          <table:table-cell table:style-name="ce3" office:value-type="float" office:value="73.8609112709832" calcext:value-type="float">
            <text:p>73.8609112709832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72.9665071770335" calcext:value-type="float">
            <text:p>72.9665071770335</text:p>
          </table:table-cell>
          <table:table-cell table:style-name="ce3" office:value-type="float" office:value="116.643741403026" calcext:value-type="float">
            <text:p>116.643741403026</text:p>
          </table:table-cell>
          <table:table-cell office:value-type="float" office:value="71.0684273709484" calcext:value-type="float">
            <text:p>71.0684273709484</text:p>
          </table:table-cell>
          <table:table-cell office:value-type="float" office:value="130.78431372549" calcext:value-type="float">
            <text:p>130.78431372549</text:p>
          </table:table-cell>
        </table:table-row>
        <table:table-row table:style-name="ro2">
          <table:table-cell/>
          <table:table-cell office:value-type="float" office:value="85.5681818181818" calcext:value-type="float">
            <text:p>85.5681818181818</text:p>
          </table:table-cell>
          <table:table-cell office:value-type="float" office:value="119.53212945591" calcext:value-type="float">
            <text:p>119.53212945591</text:p>
          </table:table-cell>
          <table:table-cell table:number-columns-repeated="2"/>
          <table:table-cell office:value-type="float" office:value="78.6570743405276" calcext:value-type="float">
            <text:p>78.6570743405276</text:p>
          </table:table-cell>
          <table:table-cell office:value-type="float" office:value="126.060606060606" calcext:value-type="float">
            <text:p>126.060606060606</text:p>
          </table:table-cell>
          <table:table-cell office:value-type="float" office:value="78.7081339712919" calcext:value-type="float">
            <text:p>78.7081339712919</text:p>
          </table:table-cell>
          <table:table-cell office:value-type="float" office:value="121.265474552957" calcext:value-type="float">
            <text:p>121.265474552957</text:p>
          </table:table-cell>
          <table:table-cell office:value-type="float" office:value="74.7899159663866" calcext:value-type="float">
            <text:p>74.7899159663866</text:p>
          </table:table-cell>
          <table:table-cell office:value-type="float" office:value="122.941176470588" calcext:value-type="float">
            <text:p>122.941176470588</text:p>
          </table:table-cell>
        </table:table-row>
        <table:table-row table:style-name="ro2">
          <table:table-cell/>
          <table:table-cell office:value-type="float" office:value="90.5681818181818" calcext:value-type="float">
            <text:p>90.5681818181818</text:p>
          </table:table-cell>
          <table:table-cell office:value-type="float" office:value="128.943011257036" calcext:value-type="float">
            <text:p>128.943011257036</text:p>
          </table:table-cell>
          <table:table-cell table:number-columns-repeated="2"/>
          <table:table-cell office:value-type="float" office:value="82.4940047961631" calcext:value-type="float">
            <text:p>82.4940047961631</text:p>
          </table:table-cell>
          <table:table-cell office:value-type="float" office:value="129.917355371901" calcext:value-type="float">
            <text:p>129.917355371901</text:p>
          </table:table-cell>
          <table:table-cell office:value-type="float" office:value="81.5789473684211" calcext:value-type="float">
            <text:p>81.5789473684211</text:p>
          </table:table-cell>
          <table:table-cell office:value-type="float" office:value="123.136176066025" calcext:value-type="float">
            <text:p>123.136176066025</text:p>
          </table:table-cell>
          <table:table-cell office:value-type="float" office:value="78.2713085234094" calcext:value-type="float">
            <text:p>78.2713085234094</text:p>
          </table:table-cell>
          <table:table-cell office:value-type="float" office:value="119.019607843137" calcext:value-type="float">
            <text:p>119.019607843137</text:p>
          </table:table-cell>
        </table:table-row>
        <table:table-row table:style-name="ro2">
          <table:table-cell/>
          <table:table-cell table:style-name="ce3" office:value-type="float" office:value="95.1136363636364" calcext:value-type="float">
            <text:p>95.1136363636364</text:p>
          </table:table-cell>
          <table:table-cell table:style-name="ce3" office:value-type="float" office:value="131.509615384615" calcext:value-type="float">
            <text:p>131.509615384615</text:p>
          </table:table-cell>
          <table:table-cell table:number-columns-repeated="2"/>
          <table:table-cell office:value-type="float" office:value="86.5707434052758" calcext:value-type="float">
            <text:p>86.5707434052758</text:p>
          </table:table-cell>
          <table:table-cell office:value-type="float" office:value="139.393939393939" calcext:value-type="float">
            <text:p>139.39393939393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134.030261348005" calcext:value-type="float">
            <text:p>134.030261348005</text:p>
          </table:table-cell>
          <table:table-cell table:style-name="ce3" office:value-type="float" office:value="81.6326530612245" calcext:value-type="float">
            <text:p>81.6326530612245</text:p>
          </table:table-cell>
          <table:table-cell table:style-name="ce3" office:value-type="float" office:value="114.313725490196" calcext:value-type="float">
            <text:p>114.313725490196</text:p>
          </table:table-cell>
        </table:table-row>
        <table:table-row table:style-name="ro2">
          <table:table-cell/>
          <table:table-cell table:style-name="ce4" office:value-type="float" office:value="8.18181818181818" calcext:value-type="float">
            <text:p>8.18181818181818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office:value-type="float" office:value="90.6474820143885" calcext:value-type="float">
            <text:p>90.6474820143885</text:p>
          </table:table-cell>
          <table:table-cell office:value-type="float" office:value="150.082644628099" calcext:value-type="float">
            <text:p>150.082644628099</text:p>
          </table:table-cell>
          <table:table-cell office:value-type="float" office:value="91.1483253588517" calcext:value-type="float">
            <text:p>91.1483253588517</text:p>
          </table:table-cell>
          <table:table-cell office:value-type="float" office:value="147.455295735901" calcext:value-type="float">
            <text:p>147.455295735901</text:p>
          </table:table-cell>
          <table:table-cell office:value-type="float" office:value="85.4741896758704" calcext:value-type="float">
            <text:p>85.4741896758704</text:p>
          </table:table-cell>
          <table:table-cell office:value-type="float" office:value="127.254901960784" calcext:value-type="float">
            <text:p>127.254901960784</text:p>
          </table:table-cell>
        </table:table-row>
        <table:table-row table:style-name="ro2">
          <table:table-cell/>
          <table:table-cell table:style-name="ce4" office:value-type="float" office:value="57.0454545454546" calcext:value-type="float">
            <text:p>57.0454545454546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table:style-name="ce3" office:value-type="float" office:value="95.4436450839328" calcext:value-type="float">
            <text:p>95.4436450839328</text:p>
          </table:table-cell>
          <table:table-cell table:style-name="ce3" office:value-type="float" office:value="148.429752066116" calcext:value-type="float">
            <text:p>148.429752066116</text:p>
          </table:table-cell>
          <table:table-cell table:style-name="ce3" office:value-type="float" office:value="96.4114832535885" calcext:value-type="float">
            <text:p>96.4114832535885</text:p>
          </table:table-cell>
          <table:table-cell table:style-name="ce3" office:value-type="float" office:value="149.986244841816" calcext:value-type="float">
            <text:p>149.986244841816</text:p>
          </table:table-cell>
          <table:table-cell office:value-type="float" office:value="89.0756302521008" calcext:value-type="float">
            <text:p>89.0756302521008</text:p>
          </table:table-cell>
          <table:table-cell office:value-type="float" office:value="122.156862745098" calcext:value-type="float">
            <text:p>122.156862745098</text:p>
          </table:table-cell>
        </table:table-row>
        <table:table-row table:style-name="ro2">
          <table:table-cell/>
          <table:table-cell table:style-name="ce4" office:value-type="float" office:value="76.3636363636364" calcext:value-type="float">
            <text:p>76.363636363636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table:style-name="ce4" office:value-type="float" office:value="53.7170263788969" calcext:value-type="float">
            <text:p>53.7170263788969</text:p>
          </table:table-cell>
          <table:table-cell table:style-name="ce4" office:value-type="float" office:value="0" calcext:value-type="float">
            <text:p>0</text:p>
          </table:table-cell>
          <table:table-cell table:style-name="ce7" office:value-type="float" office:value="53.8277511961723" calcext:value-type="float">
            <text:p>53.8277511961723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92.6770708283313" calcext:value-type="float">
            <text:p>92.6770708283313</text:p>
          </table:table-cell>
          <table:table-cell office:value-type="float" office:value="134.313725490196" calcext:value-type="float">
            <text:p>134.313725490196</text:p>
          </table:table-cell>
        </table:table-row>
        <table:table-row table:style-name="ro2">
          <table:table-cell table:number-columns-repeated="9"/>
          <table:table-cell office:value-type="float" office:value="96.6386554621849" calcext:value-type="float">
            <text:p>96.6386554621849</text:p>
          </table:table-cell>
          <table:table-cell office:value-type="float" office:value="148.823529411765" calcext:value-type="float">
            <text:p>148.823529411765</text:p>
          </table:table-cell>
        </table:table-row>
        <table:table-row table:style-name="ro2">
          <table:table-cell/>
          <table:table-cell table:formula="of:=[.B17]-[.B11]" office:value-type="float" office:value="28.409090909091" calcext:value-type="float">
            <text:p>28.409090909091</text:p>
          </table:table-cell>
          <table:table-cell table:formula="of:=[.C17]-[.C11]" office:value-type="float" office:value="36.7879924953096" calcext:value-type="float">
            <text:p>36.7879924953096</text:p>
          </table:table-cell>
          <table:table-cell table:formula="of:=[.D12]-[.D8]" office:value-type="float" office:value="27.2" calcext:value-type="float">
            <text:p>27.2</text:p>
          </table:table-cell>
          <table:table-cell table:formula="of:=[.E12]-[.E8]" office:value-type="float" office:value="41.0984848484849" calcext:value-type="float">
            <text:p>41.0984848484849</text:p>
          </table:table-cell>
          <table:table-cell table:formula="of:=[.F14]-[.F9]" office:value-type="float" office:value="22.5419664268586" calcext:value-type="float">
            <text:p>22.5419664268586</text:p>
          </table:table-cell>
          <table:table-cell table:formula="of:=[.G14]-[.G9]" office:value-type="float" office:value="71.2947658402204" calcext:value-type="float">
            <text:p>71.2947658402204</text:p>
          </table:table-cell>
          <table:table-cell table:formula="of:=[.H15]-[.H9]" office:value-type="float" office:value="28.2296650717703" calcext:value-type="float">
            <text:p>28.2296650717703</text:p>
          </table:table-cell>
          <table:table-cell table:formula="of:=[.I15]-[.I9]" office:value-type="float" office:value="61.7331499312237" calcext:value-type="float">
            <text:p>61.733149931223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4.705882352941" calcext:value-type="float">
            <text:p>154.705882352941</text:p>
          </table:table-cell>
        </table:table-row>
        <table:table-row table:style-name="ro2">
          <table:table-cell/>
          <table:table-cell table:formula="of:=[.B23]-[.B19]" office:value-type="float" office:value="18.8636363636364" calcext:value-type="float">
            <text:p>18.8636363636364</text:p>
          </table:table-cell>
          <table:table-cell table:formula="of:=[.C23]-[.C19]" office:value-type="float" office:value="23.099437148217" calcext:value-type="float">
            <text:p>23.099437148217</text:p>
          </table:table-cell>
          <table:table-cell table:formula="of:=[.D17]-[.D14]" office:value-type="float" office:value="19.84" calcext:value-type="float">
            <text:p>19.84</text:p>
          </table:table-cell>
          <table:table-cell table:formula="of:=[.E17]-[.E14]" office:value-type="float" office:value="33.939393939394" calcext:value-type="float">
            <text:p>33.939393939394</text:p>
          </table:table-cell>
          <table:table-cell table:formula="of:=[.F24]-[.F20]" office:value-type="float" office:value="16.7865707434053" calcext:value-type="float">
            <text:p>16.7865707434053</text:p>
          </table:table-cell>
          <table:table-cell table:formula="of:=[.G24]-[.G20]" office:value-type="float" office:value="30.082644628099" calcext:value-type="float">
            <text:p>30.082644628099</text:p>
          </table:table-cell>
          <table:table-cell table:formula="of:=[.H25]-[.H20]" office:value-type="float" office:value="23.444976076555" calcext:value-type="float">
            <text:p>23.444976076555</text:p>
          </table:table-cell>
          <table:table-cell table:formula="of:=[.I25]-[.I20]" office:value-type="float" office:value="33.34250343879" calcext:value-type="float">
            <text:p>33.34250343879</text:p>
          </table:table-cell>
          <table:table-cell table:formula="of:=[.J19]-[.J11]" office:value-type="float" office:value="43.3373349339736" calcext:value-type="float">
            <text:p>43.3373349339736</text:p>
          </table:table-cell>
          <table:table-cell table:formula="of:=[.K19]-[.K11]" office:value-type="float" office:value="67.4509803921566" calcext:value-type="float">
            <text:p>67.4509803921566</text:p>
          </table:table-cell>
        </table:table-row>
        <table:table-row table:style-name="ro2">
          <table:table-cell/>
          <table:table-cell table:style-name="ce5" table:formula="of:=[.C28]/[.B28]" office:value-type="float" office:value="1.29493733583489" calcext:value-type="float">
            <text:p>1.29493733583489</text:p>
          </table:table-cell>
          <table:table-cell/>
          <table:table-cell table:formula="of:=[.E28]/[.D28]" office:value-type="float" office:value="1.51097370766489" calcext:value-type="float">
            <text:p>1.51097370766489</text:p>
          </table:table-cell>
          <table:table-cell/>
          <table:table-cell table:style-name="ce5" table:formula="of:=[.G28]/[.F28]" office:value-type="float" office:value="3.16275716546508" calcext:value-type="float">
            <text:p>3.16275716546508</text:p>
          </table:table-cell>
          <table:table-cell/>
          <table:table-cell table:style-name="ce5" table:formula="of:=[.I28]/[.H28]" office:value-type="float" office:value="2.18681836197047" calcext:value-type="float">
            <text:p>2.18681836197047</text:p>
          </table:table-cell>
          <table:table-cell/>
          <table:table-cell table:formula="of:=[.J28]-[.J23]" office:value-type="float" office:value="18.3673469387755" calcext:value-type="float">
            <text:p>18.3673469387755</text:p>
          </table:table-cell>
          <table:table-cell table:formula="of:=[.K28]-[.K23]" office:value-type="float" office:value="40.392156862745" calcext:value-type="float">
            <text:p>40.392156862745</text:p>
          </table:table-cell>
        </table:table-row>
        <table:table-row table:style-name="ro2">
          <table:table-cell/>
          <table:table-cell table:formula="of:=[.C29]/[.B29]" office:value-type="float" office:value="1.22454847532716" calcext:value-type="float">
            <text:p>1.22454847532716</text:p>
          </table:table-cell>
          <table:table-cell/>
          <table:table-cell table:style-name="ce5" table:formula="of:=[.E29]/[.D29]" office:value-type="float" office:value="1.71065493646139" calcext:value-type="float">
            <text:p>1.71065493646139</text:p>
          </table:table-cell>
          <table:table-cell/>
          <table:table-cell table:formula="of:=[.G29]/[.F29]" office:value-type="float" office:value="1.79206611570247" calcext:value-type="float">
            <text:p>1.79206611570247</text:p>
          </table:table-cell>
          <table:table-cell/>
          <table:table-cell table:formula="of:=[.I29]/[.H29]" office:value-type="float" office:value="1.42215984055247" calcext:value-type="float">
            <text:p>1.42215984055247</text:p>
          </table:table-cell>
          <table:table-cell/>
          <table:table-cell table:style-name="ce6" table:formula="of:=[.K29]/[.J29]" office:value-type="float" office:value="1.55641735918744" calcext:value-type="float">
            <text:p>1.55641735918744</text:p>
          </table:table-cell>
          <table:table-cell/>
        </table:table-row>
        <table:table-row table:style-name="ro2">
          <table:table-cell table:number-columns-repeated="9"/>
          <table:table-cell table:style-name="ce5" table:formula="of:=[.K30]/[.J30]" office:value-type="float" office:value="2.19912854030501" calcext:value-type="float">
            <text:p>2.19912854030501</text:p>
          </table:table-cell>
          <table:table-cell/>
        </table:table-row>
        <table:table-row table:style-name="ro2">
          <table:table-cell table:number-columns-repeated="6"/>
          <table:table-cell table:style-name="ce2" table:formula="of:=AVERAGE([.F28];[.H28])" office:value-type="float" office:value="25.3858157493145" calcext:value-type="float">
            <text:p>25.3858157493145</text:p>
          </table:table-cell>
          <table:table-cell table:number-columns-repeated="4"/>
        </table:table-row>
        <table:table-row table:style-name="ro2">
          <table:table-cell/>
          <table:table-cell table:formula="of:=AVERAGE([.B28];[.B29];[.D28];[.D29];[.F28];[.F29];[.H28];[.H29];[.J29];[.J30])" office:value-type="float" office:value="24.7020587464066" calcext:value-type="float">
            <text:p>24.7020587464066</text:p>
          </table:table-cell>
          <table:table-cell table:number-columns-repeated="9"/>
        </table:table-row>
        <table:table-row table:style-name="ro2">
          <table:table-cell/>
          <table:table-cell table:formula="of:=STDEV([.B28];[.D28];[.D29];[.F28];[.F29];[.H28];[.H29];[.J29];[.J30])" office:value-type="float" office:value="7.97324631092064" calcext:value-type="float">
            <text:p>7.97324631092064</text:p>
          </table:table-cell>
          <table:table-cell table:number-columns-repeated="9"/>
        </table:table-row>
        <table:table-row table:style-name="ro2" table:number-rows-repeated="104854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6" loext:min-decimal-places="6" number:min-integer-digits="1" number:grouping="true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6" loext:min-decimal-places="16" number:min-integer-digits="1"/>
    </number:number-style>
    <number:number-style style:name="N132">
      <number:number number:decimal-places="17" loext:min-decimal-places="17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2" loext:min-decimal-places="12" number:min-integer-digits="1"/>
    </number:number-style>
    <number:number-style style:name="N137">
      <number:number number:decimal-places="11" loext:min-decimal-places="11" number:min-integer-digits="1"/>
    </number:number-style>
    <number:number-style style:name="N138">
      <number:number number:decimal-places="10" loext:min-decimal-places="10" number:min-integer-digits="1"/>
    </number:number-style>
    <number:number-style style:name="N139">
      <number:number number:decimal-places="9" loext:min-decimal-places="9" number:min-integer-digits="1"/>
    </number:number-style>
    <number:number-style style:name="N140">
      <number:number number:decimal-places="8" loext:min-decimal-places="8" number:min-integer-digits="1"/>
    </number:number-style>
    <number:number-style style:name="N141">
      <number:number number:decimal-places="7" loext:min-decimal-places="7" number:min-integer-digits="1"/>
    </number:number-style>
    <number:number-style style:name="N142">
      <number:number number:decimal-places="6" loext:min-decimal-places="6" number:min-integer-digits="1"/>
    </number:number-style>
    <number:number-style style:name="N143">
      <number:number number:decimal-places="5" loext:min-decimal-places="5" number:min-integer-digits="1"/>
    </number:number-style>
    <number:number-style style:name="N144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03T16:49:39.397778112</meta:creation-date>
    <dc:date>2023-01-03T16:51:04.243101464</dc:date>
    <meta:editing-duration>PT1M24S</meta:editing-duration>
    <meta:editing-cycles>2</meta:editing-cycles>
    <meta:generator>LibreOffice/6.0.7.3$Linux_X86_64 LibreOffice_project/00m0$Build-3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5cm" svg:height="9.006cm" xlink:href="." xlink:type="simple" chart:class="chart:line" chart:style-name="ch1">
        <chart:legend chart:legend-position="end" svg:x="12.842cm" svg:y="3.457cm" style:legend-expansion="high" chart:style-name="ch2"/>
        <chart:plot-area chart:style-name="ch3" chart:data-source-has-labels="both" svg:x="1.592cm" svg:y="0.033cm" svg:width="11.511cm" svg:height="6.72cm">
          <chartooo:coordinate-region svg:x="2.399cm" svg:y="0.233cm" svg:width="9.911cm" svg:height="5.873cm"/>
          <chart:axis chart:dimension="x" chart:name="primary-x" chart:style-name="ch4" chartooo:axis-type="auto">
            <chartooo:date-scale/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series chart:style-name="ch8" chart:values-cell-range-address="local-table.$C$2:.$C$23" chart:label-cell-address="local-table.$C$1" chart:class="chart:line">
            <chart:data-point chart:repeated="22"/>
          </chart:series>
          <chart:series chart:style-name="ch9" chart:values-cell-range-address="local-table.$D$2:.$D$23" chart:label-cell-address="local-table.$D$1" chart:class="chart:line">
            <chart:data-point chart:repeated="22"/>
          </chart:series>
          <chart:series chart:style-name="ch10" chart:values-cell-range-address="local-table.$E$2:.$E$23" chart:label-cell-address="local-table.$E$1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 Tokuriki</text:p>
              </table:table-cell>
              <table:table-cell office:value-type="string">
                <text:p>GT english</text:p>
              </table:table-cell>
              <table:table-cell office:value-type="string">
                <text:p>GL english</text:p>
              </table:table-cell>
              <table:table-cell office:value-type="string">
                <text:p>GT Tokuriki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</table:table-cell>
              <table:table-cell office:value-type="float" office:value="133.920220082531">
                <text:p>133.920220082531</text:p>
              </table:table-cell>
              <table:table-cell office:value-type="float" office:value="129.945590994371">
                <text:p>129.945590994371</text:p>
              </table:table-cell>
              <table:table-cell office:value-type="float" office:value="121.704190340909">
                <text:p>121.704190340909</text:p>
              </table:table-cell>
              <table:table-cell office:value-type="float" office:value="130.027548209366">
                <text:p>130.027548209366</text:p>
              </table:table-cell>
            </table:table-row>
            <table:table-row>
              <table:table-cell office:value-type="float" office:value="9.88636363636364">
                <text:p>9.88636363636364</text:p>
              </table:table-cell>
              <table:table-cell office:value-type="float" office:value="111.801925722146">
                <text:p>111.801925722146</text:p>
              </table:table-cell>
              <table:table-cell office:value-type="float" office:value="125.235694183865">
                <text:p>125.235694183865</text:p>
              </table:table-cell>
              <table:table-cell office:value-type="float" office:value="96.5147964015151">
                <text:p>96.5147964015151</text:p>
              </table:table-cell>
              <table:table-cell office:value-type="float" office:value="107.988980716253">
                <text:p>107.988980716253</text:p>
              </table:table-cell>
            </table:table-row>
            <table:table-row>
              <table:table-cell office:value-type="float" office:value="14.4318181818182">
                <text:p>14.4318181818182</text:p>
              </table:table-cell>
              <table:table-cell office:value-type="float" office:value="95.9559834938102">
                <text:p>95.9559834938102</text:p>
              </table:table-cell>
              <table:table-cell office:value-type="float" office:value="122.383911819887">
                <text:p>122.383911819887</text:p>
              </table:table-cell>
              <table:table-cell office:value-type="float" office:value="80.0754024621212">
                <text:p>80.0754024621212</text:p>
              </table:table-cell>
              <table:table-cell office:value-type="float" office:value="96.0881542699724">
                <text:p>96.0881542699724</text:p>
              </table:table-cell>
            </table:table-row>
            <table:table-row>
              <table:table-cell office:value-type="float" office:value="19.2045454545455">
                <text:p>19.2045454545455</text:p>
              </table:table-cell>
              <table:table-cell office:value-type="float" office:value="89.0233837689133">
                <text:p>89.0233837689133</text:p>
              </table:table-cell>
              <table:table-cell office:value-type="float" office:value="109.265712945591">
                <text:p>109.265712945591</text:p>
              </table:table-cell>
              <table:table-cell office:value-type="float" office:value="62.8405539772727">
                <text:p>62.8405539772727</text:p>
              </table:table-cell>
              <table:table-cell office:value-type="float" office:value="86.3911845730028">
                <text:p>86.3911845730028</text:p>
              </table:table-cell>
            </table:table-row>
            <table:table-row>
              <table:table-cell office:value-type="float" office:value="23.75">
                <text:p>23.75</text:p>
              </table:table-cell>
              <table:table-cell office:value-type="float" office:value="85.7221458046768">
                <text:p>85.7221458046768</text:p>
              </table:table-cell>
              <table:table-cell office:value-type="float" office:value="98.4289399624766">
                <text:p>98.4289399624766</text:p>
              </table:table-cell>
              <table:table-cell office:value-type="float" office:value="69.2041903409091">
                <text:p>69.2041903409091</text:p>
              </table:table-cell>
              <table:table-cell office:value-type="float" office:value="82.2038567493113">
                <text:p>82.2038567493113</text:p>
              </table:table-cell>
            </table:table-row>
            <table:table-row>
              <table:table-cell office:value-type="float" office:value="28.5227272727273">
                <text:p>28.5227272727273</text:p>
              </table:table-cell>
              <table:table-cell office:value-type="float" office:value="83.6313617606603">
                <text:p>83.6313617606603</text:p>
              </table:table-cell>
              <table:table-cell office:value-type="float" office:value="96.1475140712946">
                <text:p>96.1475140712946</text:p>
              </table:table-cell>
              <table:table-cell office:value-type="float" office:value="75.5678267045455">
                <text:p>75.5678267045455</text:p>
              </table:table-cell>
              <table:table-cell office:value-type="float" office:value="80.1101928374656">
                <text:p>80.1101928374656</text:p>
              </table:table-cell>
            </table:table-row>
            <table:table-row>
              <table:table-cell office:value-type="float" office:value="33.5227272727273">
                <text:p>33.5227272727273</text:p>
              </table:table-cell>
              <table:table-cell office:value-type="float" office:value="87.5928473177442">
                <text:p>87.5928473177442</text:p>
              </table:table-cell>
              <table:table-cell office:value-type="float" office:value="85.5959193245779">
                <text:p>85.5959193245779</text:p>
              </table:table-cell>
              <table:table-cell office:value-type="float" office:value="97.3102509469697">
                <text:p>97.3102509469697</text:p>
              </table:table-cell>
              <table:table-cell office:value-type="float" office:value="94.7658402203857">
                <text:p>94.7658402203857</text:p>
              </table:table-cell>
            </table:table-row>
            <table:table-row>
              <table:table-cell office:value-type="float" office:value="38.2954545454545">
                <text:p>38.2954545454545</text:p>
              </table:table-cell>
              <table:table-cell office:value-type="float" office:value="97.3865199449794">
                <text:p>97.3865199449794</text:p>
              </table:table-cell>
              <table:table-cell office:value-type="float" office:value="82.7441369606004">
                <text:p>82.7441369606004</text:p>
              </table:table-cell>
              <table:table-cell office:value-type="float" office:value="107.651160037879">
                <text:p>107.651160037879</text:p>
              </table:table-cell>
              <table:table-cell office:value-type="float" office:value="115.702479338843">
                <text:p>115.702479338843</text:p>
              </table:table-cell>
            </table:table-row>
            <table:table-row>
              <table:table-cell office:value-type="float" office:value="42.8409090909091">
                <text:p>42.8409090909091</text:p>
              </table:table-cell>
              <table:table-cell office:value-type="float" office:value="121.81568088033">
                <text:p>121.81568088033</text:p>
              </table:table-cell>
              <table:table-cell office:value-type="float" office:value="93.5809099437148">
                <text:p>93.5809099437148</text:p>
              </table:table-cell>
              <table:table-cell office:value-type="float" office:value="110.302675189394">
                <text:p>110.302675189394</text:p>
              </table:table-cell>
              <table:table-cell office:value-type="float" office:value="133.774104683196">
                <text:p>133.774104683196</text:p>
              </table:table-cell>
            </table:table-row>
            <table:table-row>
              <table:table-cell office:value-type="float" office:value="47.6136363636364">
                <text:p>47.6136363636364</text:p>
              </table:table-cell>
              <table:table-cell office:value-type="float" office:value="139.642365887208">
                <text:p>139.642365887208</text:p>
              </table:table-cell>
              <table:table-cell office:value-type="float" office:value="102.706613508443">
                <text:p>102.706613508443</text:p>
              </table:table-cell>
              <table:table-cell office:value-type="float" office:value="104.469341856061">
                <text:p>104.469341856061</text:p>
              </table:table-cell>
              <table:table-cell office:value-type="float" office:value="147.988980716253">
                <text:p>147.988980716253</text:p>
              </table:table-cell>
            </table:table-row>
            <table:table-row>
              <table:table-cell office:value-type="float" office:value="52.3863636363636">
                <text:p>52.3863636363636</text:p>
              </table:table-cell>
              <table:table-cell office:value-type="float" office:value="143.493810178817">
                <text:p>143.493810178817</text:p>
              </table:table-cell>
              <table:table-cell office:value-type="float" office:value="113.543386491557">
                <text:p>113.543386491557</text:p>
              </table:table-cell>
              <table:table-cell office:value-type="float" office:value="100.757220643939">
                <text:p>100.757220643939</text:p>
              </table:table-cell>
              <table:table-cell office:value-type="float" office:value="151.404958677686">
                <text:p>151.404958677686</text:p>
              </table:table-cell>
            </table:table-row>
            <table:table-row>
              <table:table-cell office:value-type="float" office:value="57.1590909090909">
                <text:p>57.1590909090909</text:p>
              </table:table-cell>
              <table:table-cell office:value-type="float" office:value="145.364511691884">
                <text:p>145.364511691884</text:p>
              </table:table-cell>
              <table:table-cell office:value-type="float" office:value="119.53212945591">
                <text:p>119.53212945591</text:p>
              </table:table-cell>
              <table:table-cell office:value-type="float" office:value="103.939038825758">
                <text:p>103.939038825758</text:p>
              </table:table-cell>
              <table:table-cell office:value-type="float" office:value="144.903581267218">
                <text:p>144.903581267218</text:p>
              </table:table-cell>
            </table:table-row>
            <table:table-row>
              <table:table-cell office:value-type="float" office:value="61.9318181818182">
                <text:p>61.9318181818182</text:p>
              </table:table-cell>
              <table:table-cell office:value-type="float" office:value="143.603851444292">
                <text:p>143.603851444292</text:p>
              </table:table-cell>
              <table:table-cell office:value-type="float" office:value="118.391416510319">
                <text:p>118.391416510319</text:p>
              </table:table-cell>
              <table:table-cell office:value-type="float" office:value="126.211766098485">
                <text:p>126.211766098485</text:p>
              </table:table-cell>
              <table:table-cell office:value-type="float" office:value="137.961432506887">
                <text:p>137.961432506887</text:p>
              </table:table-cell>
            </table:table-row>
            <table:table-row>
              <table:table-cell office:value-type="float" office:value="66.7045454545455">
                <text:p>66.7045454545455</text:p>
              </table:table-cell>
              <table:table-cell office:value-type="float" office:value="137.551581843191">
                <text:p>137.551581843191</text:p>
              </table:table-cell>
              <table:table-cell office:value-type="float" office:value="119.53212945591">
                <text:p>119.53212945591</text:p>
              </table:table-cell>
              <table:table-cell office:value-type="float" office:value="134.696614583333">
                <text:p>134.696614583333</text:p>
              </table:table-cell>
              <table:table-cell office:value-type="float" office:value="136.418732782369">
                <text:p>136.418732782369</text:p>
              </table:table-cell>
            </table:table-row>
            <table:table-row>
              <table:table-cell office:value-type="float" office:value="71.25">
                <text:p>71.25</text:p>
              </table:table-cell>
              <table:table-cell office:value-type="float" office:value="129.518569463549">
                <text:p>129.518569463549</text:p>
              </table:table-cell>
              <table:table-cell office:value-type="float" office:value="110.69160412758">
                <text:p>110.69160412758</text:p>
              </table:table-cell>
              <table:table-cell office:value-type="float" office:value="NaN">
                <text:p>NaN</text:p>
              </table:table-cell>
              <table:table-cell office:value-type="float" office:value="126.831955922865">
                <text:p>126.831955922865</text:p>
              </table:table-cell>
            </table:table-row>
            <table:table-row>
              <table:table-cell office:value-type="float" office:value="76.25">
                <text:p>76.25</text:p>
              </table:table-cell>
              <table:table-cell office:value-type="float" office:value="119.724896836314">
                <text:p>119.724896836314</text:p>
              </table:table-cell>
              <table:table-cell office:value-type="float" office:value="108.410178236398">
                <text:p>108.410178236398</text:p>
              </table:table-cell>
              <table:table-cell office:value-type="float" office:value="NaN">
                <text:p>NaN</text:p>
              </table:table-cell>
              <table:table-cell office:value-type="float" office:value="121.763085399449">
                <text:p>121.763085399449</text:p>
              </table:table-cell>
            </table:table-row>
            <table:table-row>
              <table:table-cell office:value-type="float" office:value="80.7954545454546">
                <text:p>80.7954545454546</text:p>
              </table:table-cell>
              <table:table-cell office:value-type="float" office:value="116.643741403026">
                <text:p>116.643741403026</text:p>
              </table:table-cell>
              <table:table-cell office:value-type="float" office:value="112.117495309569">
                <text:p>112.117495309569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5.5681818181818">
                <text:p>85.5681818181818</text:p>
              </table:table-cell>
              <table:table-cell office:value-type="float" office:value="121.265474552957">
                <text:p>121.265474552957</text:p>
              </table:table-cell>
              <table:table-cell office:value-type="float" office:value="119.53212945591">
                <text:p>119.53212945591</text:p>
              </table:table-cell>
              <table:table-cell office:value-type="float" office:value="NaN">
                <text:p>NaN</text:p>
              </table:table-cell>
              <table:table-cell office:value-type="float" office:value="126.060606060606">
                <text:p>126.060606060606</text:p>
              </table:table-cell>
            </table:table-row>
            <table:table-row>
              <table:table-cell office:value-type="float" office:value="90.5681818181818">
                <text:p>90.5681818181818</text:p>
              </table:table-cell>
              <table:table-cell office:value-type="float" office:value="123.136176066025">
                <text:p>123.136176066025</text:p>
              </table:table-cell>
              <table:table-cell office:value-type="float" office:value="128.943011257036">
                <text:p>128.943011257036</text:p>
              </table:table-cell>
              <table:table-cell office:value-type="float" office:value="NaN">
                <text:p>NaN</text:p>
              </table:table-cell>
              <table:table-cell office:value-type="float" office:value="129.917355371901">
                <text:p>129.917355371901</text:p>
              </table:table-cell>
            </table:table-row>
            <table:table-row>
              <table:table-cell office:value-type="float" office:value="95.1136363636364">
                <text:p>95.1136363636364</text:p>
              </table:table-cell>
              <table:table-cell office:value-type="float" office:value="134.030261348005">
                <text:p>134.030261348005</text:p>
              </table:table-cell>
              <table:table-cell office:value-type="float" office:value="131.509615384615">
                <text:p>131.509615384615</text:p>
              </table:table-cell>
              <table:table-cell office:value-type="float" office:value="NaN">
                <text:p>NaN</text:p>
              </table:table-cell>
              <table:table-cell office:value-type="float" office:value="139.393939393939">
                <text:p>139.3939393939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7.455295735901">
                <text:p>147.455295735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082644628099">
                <text:p>150.082644628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9.986244841816">
                <text:p>149.986244841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429752066116">
                <text:p>148.429752066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